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7a0cb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7a0cb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c7a0cb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7a0cb" fo:border-left="none" fo:border-right="none" fo:border-top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7a0cb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c7a0cb" fo:border-left="none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7a0cb" fo:border-left="0.06pt solid #000000" fo:border-right="none" fo:border-top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7a0cb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fo:background-color="#c7a0cb" fo:border-left="0.06pt solid #000000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3" table:number-columns-repeated="15" table:default-cell-style-name="ce4"/>
        <table:table-column table:style-name="co2" table:number-columns-repeated="1009" table:default-cell-style-name="ce4"/>
        <table:table-row table:style-name="ro3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table-cell table:style-name="ce16"/>
          <table:table-cell table:style-name="ce25"/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1"/>
          <table:table-cell table:style-name="ce34"/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9:52.3816988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2T11:07:02.768694390</dc:date>
    <meta:editing-duration>PT7M59S</meta:editing-duration>
    <meta:editing-cycles>2</meta:editing-cycles>
    <meta:generator>LibreOffice/5.4.2.2$Linux_X86_64 LibreOffice_project/40m0$Build-2</meta:generator>
    <meta:document-statistic meta:table-count="2" meta:cell-count="89" meta:object-count="0"/>
  </office:meta>
</office:document-meta>
</file>